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fo:color="#666666" style:font-name="Times" officeooo:rsid="000a2d5b" officeooo:paragraph-rsid="000a2d5b"/>
    </style:style>
    <style:style style:name="P47" style:family="paragraph" style:parent-style-name="Standard">
      <style:text-properties fo:color="#800000" style:font-name="Times" officeooo:rsid="000a2d5b" officeooo:paragraph-rsid="00110899"/>
    </style:style>
    <style:style style:name="P48" style:family="paragraph" style:parent-style-name="Standard">
      <style:text-properties fo:color="#000000" style:font-name="Times" officeooo:rsid="000a2d5b" officeooo:paragraph-rsid="000a2d5b"/>
    </style:style>
    <style:style style:name="P49" style:family="paragraph" style:parent-style-name="Standard">
      <style:text-properties fo:color="#000000" style:font-name="Times" officeooo:rsid="000d9b9b" officeooo:paragraph-rsid="000d9b9b"/>
    </style:style>
    <style:style style:name="P50" style:family="paragraph" style:parent-style-name="Standard">
      <style:text-properties fo:color="#000000" style:font-name="Times" officeooo:rsid="000d9b9b" officeooo:paragraph-rsid="00110899"/>
    </style:style>
    <style:style style:name="P51" style:family="paragraph" style:parent-style-name="Standard">
      <style:text-properties fo:color="#000000" style:font-name="Times" officeooo:rsid="0014e0da" officeooo:paragraph-rsid="0014e0da"/>
    </style:style>
    <style:style style:name="P52" style:family="paragraph" style:parent-style-name="Standard">
      <style:text-properties fo:color="#000000" style:font-name="Times" officeooo:rsid="0015eb7d" officeooo:paragraph-rsid="0015eb7d"/>
    </style:style>
    <style:style style:name="P53"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54"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55" style:family="paragraph" style:parent-style-name="Standard">
      <style:text-properties style:font-name="Times" officeooo:rsid="00485449" officeooo:paragraph-rsid="00485449"/>
    </style:style>
    <style:style style:name="P56" style:family="paragraph" style:parent-style-name="Standard">
      <style:text-properties style:font-name="Times" officeooo:rsid="00601257" officeooo:paragraph-rsid="00601257"/>
    </style:style>
    <style:style style:name="P57" style:family="paragraph" style:parent-style-name="Standard">
      <style:text-properties style:font-name="Times" officeooo:rsid="00728f4f" officeooo:paragraph-rsid="00728f4f"/>
    </style:style>
    <style:style style:name="P58" style:family="paragraph" style:parent-style-name="Standard">
      <style:text-properties style:font-name="Times" officeooo:rsid="0074d748" officeooo:paragraph-rsid="0074d748"/>
    </style:style>
    <style:style style:name="P59" style:family="paragraph" style:parent-style-name="Standard">
      <style:text-properties style:font-name="Times" officeooo:rsid="0074d748" officeooo:paragraph-rsid="00752572"/>
    </style:style>
    <style:style style:name="P60" style:family="paragraph" style:parent-style-name="Standard">
      <style:text-properties style:font-name="Times" officeooo:rsid="0078c443" officeooo:paragraph-rsid="0078c443"/>
    </style:style>
    <style:style style:name="P61" style:family="paragraph" style:parent-style-name="Standard">
      <style:text-properties style:font-name="Times" officeooo:rsid="007b0769" officeooo:paragraph-rsid="007b0769"/>
    </style:style>
    <style:style style:name="P62" style:family="paragraph" style:parent-style-name="Standard">
      <style:text-properties style:font-name="Times" officeooo:rsid="007c9626" officeooo:paragraph-rsid="007c9626"/>
    </style:style>
    <style:style style:name="P63" style:family="paragraph" style:parent-style-name="Standard">
      <style:text-properties style:font-name="Times" officeooo:rsid="007d2b46" officeooo:paragraph-rsid="007d2b46"/>
    </style:style>
    <style:style style:name="P64" style:family="paragraph" style:parent-style-name="Standard">
      <style:text-properties style:font-name="Times" officeooo:rsid="007e8c76" officeooo:paragraph-rsid="007e8c76"/>
    </style:style>
    <style:style style:name="P65" style:family="paragraph" style:parent-style-name="Standard">
      <style:text-properties style:font-name="Times" officeooo:rsid="007f2a6c" officeooo:paragraph-rsid="007f2a6c"/>
    </style:style>
    <style:style style:name="P66" style:family="paragraph" style:parent-style-name="Standard">
      <style:text-properties style:font-name="Times" officeooo:rsid="0082c27e" officeooo:paragraph-rsid="0082c27e"/>
    </style:style>
    <style:style style:name="P67" style:family="paragraph" style:parent-style-name="Standard">
      <style:text-properties style:font-name="Times" officeooo:rsid="0087e622" officeooo:paragraph-rsid="0087e622"/>
    </style:style>
    <style:style style:name="P68" style:family="paragraph" style:parent-style-name="Standard">
      <style:text-properties style:font-name="Times" officeooo:rsid="008bf904" officeooo:paragraph-rsid="008bf904"/>
    </style:style>
    <style:style style:name="P69" style:family="paragraph" style:parent-style-name="Standard">
      <style:text-properties style:font-name="Times" officeooo:rsid="008bf904" officeooo:paragraph-rsid="008eac95"/>
    </style:style>
    <style:style style:name="P70" style:family="paragraph" style:parent-style-name="Standard">
      <style:text-properties style:font-name="Times" officeooo:rsid="008eac95" officeooo:paragraph-rsid="008eac95"/>
    </style:style>
    <style:style style:name="P71" style:family="paragraph" style:parent-style-name="Standard">
      <style:text-properties style:font-name="Times" officeooo:rsid="009004b6" officeooo:paragraph-rsid="009004b6"/>
    </style:style>
    <style:style style:name="P72" style:family="paragraph" style:parent-style-name="Standard">
      <style:text-properties style:font-name="Times" officeooo:rsid="0090a34a" officeooo:paragraph-rsid="0090a34a"/>
    </style:style>
    <style:style style:name="P73" style:family="paragraph" style:parent-style-name="Standard">
      <style:text-properties style:font-name="Times" officeooo:rsid="0090a34a" officeooo:paragraph-rsid="0091a1eb"/>
    </style:style>
    <style:style style:name="P74" style:family="paragraph" style:parent-style-name="Standard">
      <style:text-properties style:font-name="Times" officeooo:rsid="0091347c" officeooo:paragraph-rsid="0091a1eb"/>
    </style:style>
    <style:style style:name="P75" style:family="paragraph" style:parent-style-name="Standard">
      <style:text-properties style:font-name="Times" officeooo:rsid="00943f22" officeooo:paragraph-rsid="00943f22"/>
    </style:style>
    <style:style style:name="P76" style:family="paragraph" style:parent-style-name="Standard">
      <style:text-properties style:font-name="Times" officeooo:rsid="0095f864" officeooo:paragraph-rsid="0095f864"/>
    </style:style>
    <style:style style:name="P77" style:family="paragraph" style:parent-style-name="Standard">
      <style:text-properties style:font-name="Times" officeooo:rsid="0098428b" officeooo:paragraph-rsid="0098428b"/>
    </style:style>
    <style:style style:name="P78" style:family="paragraph" style:parent-style-name="Standard">
      <style:text-properties style:font-name="Times" officeooo:rsid="009b2592" officeooo:paragraph-rsid="009b2592"/>
    </style:style>
    <style:style style:name="P79" style:family="paragraph" style:parent-style-name="Standard">
      <style:text-properties style:font-name="Times" officeooo:rsid="009caa9e" officeooo:paragraph-rsid="009caa9e"/>
    </style:style>
    <style:style style:name="P80" style:family="paragraph" style:parent-style-name="Standard">
      <style:text-properties style:font-name="Times" officeooo:rsid="009d218c" officeooo:paragraph-rsid="009d218c"/>
    </style:style>
    <style:style style:name="P81" style:family="paragraph" style:parent-style-name="Standard">
      <style:text-properties style:font-name="Times" officeooo:rsid="009ebd6b" officeooo:paragraph-rsid="009ebd6b"/>
    </style:style>
    <style:style style:name="P82" style:family="paragraph" style:parent-style-name="Standard">
      <style:text-properties style:font-name="Times" officeooo:rsid="00a11bd7" officeooo:paragraph-rsid="00a11bd7"/>
    </style:style>
    <style:style style:name="P83" style:family="paragraph" style:parent-style-name="Standard">
      <style:text-properties style:font-name="Times" officeooo:rsid="00a17673" officeooo:paragraph-rsid="00a17673"/>
    </style:style>
    <style:style style:name="P84" style:family="paragraph" style:parent-style-name="Standard">
      <style:text-properties style:font-name="Times" officeooo:rsid="00a2a313" officeooo:paragraph-rsid="00a2a313"/>
    </style:style>
    <style:style style:name="P85" style:family="paragraph" style:parent-style-name="Standard">
      <style:text-properties style:font-name="Times" officeooo:rsid="00a63503" officeooo:paragraph-rsid="00a63503"/>
    </style:style>
    <style:style style:name="P86" style:family="paragraph" style:parent-style-name="Standard">
      <style:text-properties style:font-name="Times" officeooo:rsid="00a675b8" officeooo:paragraph-rsid="00a675b8"/>
    </style:style>
    <style:style style:name="P87" style:family="paragraph" style:parent-style-name="Standard">
      <style:text-properties style:font-name="Times" officeooo:rsid="00a83209" officeooo:paragraph-rsid="00a83209"/>
    </style:style>
    <style:style style:name="P88" style:family="paragraph" style:parent-style-name="Standard">
      <style:text-properties style:font-name="Times" officeooo:rsid="00a88b14" officeooo:paragraph-rsid="00a88b14"/>
    </style:style>
    <style:style style:name="P89" style:family="paragraph" style:parent-style-name="Standard">
      <style:text-properties style:font-name="Times" officeooo:rsid="00a9e0ae" officeooo:paragraph-rsid="00a9e0ae"/>
    </style:style>
    <style:style style:name="P90" style:family="paragraph" style:parent-style-name="Standard">
      <style:text-properties style:font-name="Times" officeooo:rsid="00aa517d" officeooo:paragraph-rsid="00aa517d"/>
    </style:style>
    <style:style style:name="P91" style:family="paragraph" style:parent-style-name="Standard">
      <style:text-properties style:font-name="Times" officeooo:rsid="00ae3c1e" officeooo:paragraph-rsid="00ae3c1e"/>
    </style:style>
    <style:style style:name="P92" style:family="paragraph" style:parent-style-name="Standard">
      <style:text-properties style:font-name="Times" officeooo:rsid="00aeb556" officeooo:paragraph-rsid="00aeb556"/>
    </style:style>
    <style:style style:name="P93" style:family="paragraph" style:parent-style-name="Standard">
      <style:text-properties style:font-name="Times" officeooo:rsid="00b01d44" officeooo:paragraph-rsid="00b01d44"/>
    </style:style>
    <style:style style:name="P94" style:family="paragraph" style:parent-style-name="Standard">
      <style:text-properties style:font-name="Times" officeooo:rsid="00b3718f" officeooo:paragraph-rsid="00b3718f"/>
    </style:style>
    <style:style style:name="P95" style:family="paragraph" style:parent-style-name="Standard">
      <style:text-properties style:font-name="Times" officeooo:rsid="00b44f22" officeooo:paragraph-rsid="00b44f22"/>
    </style:style>
    <style:style style:name="P96" style:family="paragraph" style:parent-style-name="Standard">
      <style:text-properties style:font-name="Times" officeooo:rsid="00b7dd69" officeooo:paragraph-rsid="00b7dd69"/>
    </style:style>
    <style:style style:name="P97" style:family="paragraph" style:parent-style-name="Standard">
      <style:text-properties style:font-name="Times" officeooo:rsid="00b85d52" officeooo:paragraph-rsid="00b85d52"/>
    </style:style>
    <style:style style:name="P98" style:family="paragraph" style:parent-style-name="Standard">
      <style:text-properties style:font-name="Times" officeooo:rsid="00b97b6f" officeooo:paragraph-rsid="00b97b6f"/>
    </style:style>
    <style:style style:name="P99" style:family="paragraph" style:parent-style-name="Standard">
      <style:text-properties style:font-name="Times" officeooo:rsid="00bb20c7" officeooo:paragraph-rsid="00bb20c7"/>
    </style:style>
    <style:style style:name="P100" style:family="paragraph" style:parent-style-name="Standard">
      <style:text-properties style:font-name="Times" officeooo:rsid="00bc40e3" officeooo:paragraph-rsid="00bc40e3"/>
    </style:style>
    <style:style style:name="P101" style:family="paragraph" style:parent-style-name="Standard">
      <style:text-properties style:font-name="Times" officeooo:rsid="00547f43" officeooo:paragraph-rsid="0056f380"/>
    </style:style>
    <style:style style:name="P102" style:family="paragraph" style:parent-style-name="Standard">
      <style:text-properties style:font-name="Times" officeooo:rsid="00bee0ea" officeooo:paragraph-rsid="00bee0ea"/>
    </style:style>
    <style:style style:name="P103" style:family="paragraph" style:parent-style-name="Standard">
      <style:text-properties style:font-name="Times" officeooo:rsid="00c1dbf0" officeooo:paragraph-rsid="00c1dbf0"/>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style:style style:name="T57" style:family="text">
      <style:text-properties officeooo:rsid="0090a34a"/>
    </style:style>
    <style:style style:name="T58" style:family="text">
      <style:text-properties officeooo:rsid="00924b51"/>
    </style:style>
    <style:style style:name="T59" style:family="text">
      <style:text-properties officeooo:rsid="0094e720"/>
    </style:style>
    <style:style style:name="T60" style:family="text">
      <style:text-properties officeooo:rsid="0095f864"/>
    </style:style>
    <style:style style:name="T61" style:family="text">
      <style:text-properties officeooo:rsid="00964520"/>
    </style:style>
    <style:style style:name="T62" style:family="text">
      <style:text-properties officeooo:rsid="0099827d"/>
    </style:style>
    <style:style style:name="T63" style:family="text">
      <style:text-properties officeooo:rsid="009e5b5b"/>
    </style:style>
    <style:style style:name="T64" style:family="text">
      <style:text-properties officeooo:rsid="00a17673"/>
    </style:style>
    <style:style style:name="T65" style:family="text">
      <style:text-properties officeooo:rsid="00a43a44"/>
    </style:style>
    <style:style style:name="T66" style:family="text">
      <style:text-properties officeooo:rsid="00a83209"/>
    </style:style>
    <style:style style:name="T67" style:family="text">
      <style:text-properties officeooo:rsid="00a9e0ae"/>
    </style:style>
    <style:style style:name="T68" style:family="text">
      <style:text-properties officeooo:rsid="00ac4abc"/>
    </style:style>
    <style:style style:name="T69" style:family="text">
      <style:text-properties officeooo:rsid="00b09ece"/>
    </style:style>
    <style:style style:name="T70" style:family="text">
      <style:text-properties officeooo:rsid="00b1f643"/>
    </style:style>
    <style:style style:name="T71" style:family="text">
      <style:text-properties officeooo:rsid="00b420d0"/>
    </style:style>
    <style:style style:name="T72" style:family="text">
      <style:text-properties officeooo:rsid="00b72784"/>
    </style:style>
    <style:style style:name="T73" style:family="text">
      <style:text-properties officeooo:rsid="00b98333"/>
    </style:style>
    <style:style style:name="T74" style:family="text">
      <style:text-properties officeooo:rsid="00bc40e3"/>
    </style:style>
    <style:style style:name="T75" style:family="text">
      <style:text-properties officeooo:rsid="00bcf090"/>
    </style:style>
    <style:style style:name="T76" style:family="text">
      <style:text-properties officeooo:rsid="00c16c08"/>
    </style:style>
    <style:style style:name="T77" style:family="text">
      <style:text-properties officeooo:rsid="00c1dbf0"/>
    </style:style>
    <style:style style:name="T78" style:family="text">
      <style:text-properties officeooo:rsid="00c29c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46">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48"><text:span text:style-name="T4">48</text:span>: Marangoni with substrate, 1nm, start cp right away<text:span text:style-name="T6">(this is done by setting init_stability to 1 in initialization)</text:span>. <text:span text:style-name="T10">Got results.</text:span></text:p>
      <text:p text:style-name="P48"/>
      <text:p text:style-name="P49">49: more elements for 10nm, no substrate, dtmin=1e-8. <text:span text:style-name="T8">As low as dt=6e-7, very slow. Killed at angle 49.81. should be the same as 51(same condition except mesh).</text:span></text:p>
      <text:p text:style-name="P49"/>
      <text:p text:style-name="P49"><text:span text:style-name="T4">50:</text:span> no Marangoni, 10nm. <text:span text:style-name="T9">Stopped at angle 7.5.</text:span></text:p>
      <text:p text:style-name="P47"/>
      <text:p text:style-name="P50"><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50"/>
      <text:p text:style-name="P51"><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51"/>
      <text:p text:style-name="P52">53: same with 52 except 100nm. <text:s/><text:span text:style-name="T12">diverged at angle 48.98.</text:span></text:p>
      <text:p text:style-name="P54"/>
      <text:p text:style-name="P53">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55"><text:soft-page-break/>Till now:</text:p>
      <text:p text:style-name="P55">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56">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57">72: changed BC of Rm. <text:span text:style-name="T48">Mass is conserved. 0.125-0.123.</text:span></text:p>
      <text:p text:style-name="P57"/>
      <text:p text:style-name="P58">73: Marangoni on: stopped converging at angle 37.46.</text:p>
      <text:p text:style-name="P58"/>
      <text:p text:style-name="P58">74: <text:span text:style-name="T49">Marangoni off, cp_pack=20: </text:span>stopped converging at angle 33.48.</text:p>
      <text:p text:style-name="P59">75: <text:span text:style-name="T49">cp_pack=100: stopped converging at angle 36.</text:span></text:p>
      <text:p text:style-name="P30"/>
      <text:p text:style-name="P30"/>
      <text:p text:style-name="P30">------------------------------------<text:span text:style-name="T75">not doing Ressisp, but to fix by element--------------------------------</text:span></text:p>
      <text:p text:style-name="P60">76: check if revert successfully back to before Resisp: <text:s text:c="3"/><text:span text:style-name="T51">good</text:span></text:p>
      <text:p text:style-name="P60">76_1: check with Marangoni: <text:span text:style-name="T51">good.</text:span></text:p>
      <text:p text:style-name="P60"/>
      <text:p text:style-name="P61">data file particle mass, write angle_c in degrees.</text:p>
      <text:p text:style-name="P61"/>
      <text:p text:style-name="P64">77: macimum packing fix element-wise. <text:s/><text:span text:style-name="T52">dt too small 10e-8</text:span></text:p>
      <text:p text:style-name="P65">77_1: minimum dt 1e-6. <text:span text:style-name="T53">Stopped because 77_2 seemed fine.</text:span></text:p>
      <text:p text:style-name="P66">77_2: <text:span text:style-name="T50">minimum dt 1e-</text:span>5<text:span text:style-name="T50">. Stopped to recalculate from Thunder. Did not save all data due to insufficient space. See 78. <text:s text:c="2"/>it seemed that the nodes still move with maximum packing???</text:span></text:p>
      <text:p text:style-name="P67">78: same with 77_2, <text:span text:style-name="T54">do not graph every timestep, graph every 50 steps</text:span>. <text:s/><text:span text:style-name="T55">velocity profile was affected near the packing. Packing behavior was not physical. Diverged at angle 48.2.</text:span></text:p>
      <text:p text:style-name="P69">78_1: 1e-6, graph every 500 steps. <text:s/><text:span text:style-name="T56">Stopped due to insufficient space. velocity profile was affected.</text:span></text:p>
      <text:p text:style-name="P68"/>
      <text:p text:style-name="P70">79: only fix cp at the packing region. </text:p>
      <text:p text:style-name="P71">The cp in the packin gboundary node increase very slowly. I think it's because the boundary node cp is fixed and cannot go up, which is the los<text:span text:style-name="T57">s</text:span> of mass since accumulation happens on the node.</text:p>
      <text:p text:style-name="P73"/>
      <text:p text:style-name="P74">Lc changed to 2e-3</text:p>
      <text:p text:style-name="P74"/>
      <text:p text:style-name="P72">80: not fix boundary nodes. <text:span text:style-name="T58">BcpackingE&amp;N need to be initialized to 0 for every timestep, didn't do before![1] particle increases.</text:span></text:p>
      <text:p text:style-name="P75">81: not fix cp for any node <text:span text:style-name="T59">in split_sol</text:span>.<text:span text:style-name="T60">[2]</text:span></text:p>
      <text:p text:style-name="P75"/>
      <text:p text:style-name="P77">noticed that cp change a lot in the packing region. Need to make sure if dcp=0 is imposed or not. <text:span text:style-name="T62">It was imposed. The problem is that if we assume the surface not fixed, then accumulation due to surface moving still increase cp.</text:span></text:p>
      <text:p text:style-name="P78">No cp of node 9 decreased.</text:p>
      <text:p text:style-name="P78"/>
      <text:p text:style-name="P79">Corrected JacWhole a little bit during debugging.</text:p>
      <text:p text:style-name="P79"/>
      <text:p text:style-name="P80"><text:soft-page-break/>Why was cp, r, z not fixed in the packi<text:span text:style-name="T63">n</text:span>g region?!!!</text:p>
      <text:p text:style-name="P75"/>
      <text:p text:style-name="P81">81: check if check NaN is correct: Newton_interation, if error NaN, check_0=1. check what happens if I fix cp for certain nodes after timestep 5.</text:p>
      <text:p text:style-name="P81"/>
      <text:p text:style-name="P82">cp can be fixed </text:p>
      <text:p text:style-name="P82">from the very start with uniform intiial values or gradience</text:p>
      <text:p text:style-name="P82">for the first 1000 nodes, but then go to NaN after a while.</text:p>
      <text:p text:style-name="P82">NaN if start from gradience 1+r, and only fix parts</text:p>
      <text:p text:style-name="P82">but work if start from 1-r, only fix parts, <text:span text:style-name="T64">give NaN at timestep 41.</text:span></text:p>
      <text:p text:style-name="P84">81_1: fix first 1000 nodes after 5 timesteps, <text:span text:style-name="T65">initial cp=1</text:span></text:p>
      <text:p text:style-name="P85">81_2: fix first 10000 nodes after 5 timesteps, initial cp=1-r</text:p>
      <text:p text:style-name="P82"/>
      <text:p text:style-name="P83">So we cannot just give random conditions and fix arbitrary nodes.</text:p>
      <text:p text:style-name="P83"/>
      <text:p text:style-name="P83">I think we still need to fix the cps in split_sol. Just do not use cp_pack, use their last value. When using cp_pack, we are increasing the cp values, thus resulting in mass increase.!!!</text:p>
      <text:p text:style-name="P83"/>
      <text:p text:style-name="P86">It may also be related to prediction. If predicted sol is far away from 0, we may end up going to the wrong solution. →<text:span text:style-name="T66"> If packing is imposed in split_sol, then solpred was set to cp_pack, because split_sol was executed right after solpred defining.</text:span></text:p>
      <text:p text:style-name="P87">split_sol was executed for prediction, after every newton iteration, at the end of this timestep.</text:p>
      <text:p text:style-name="P91">Previously, dt was very small because trunerr was large, which came from the wrong solpred of packing. So do not include packing part into trunerr calculation.</text:p>
      <text:p text:style-name="P91"/>
      <text:p text:style-name="P88">81: packing 1.3, see if packing strategy is better: if particle mass is conserved. <text:span text:style-name="T67">Yes.</text:span></text:p>
      <text:p text:style-name="P89">81_0: packing 2.0. see.</text:p>
      <text:p text:style-name="P93">81_0_1: updated trunerr calculation. See if dt was increased. <text:span text:style-name="T69">Increase a little bit, not much difference, so killed. See dt comparison in folder 81_0 as the graph.</text:span></text:p>
      <text:p text:style-name="P81"/>
      <text:p text:style-name="P75"/>
      <text:p text:style-name="P76">82: cp_pack=30. <text:span text:style-name="T61">Fix in split_sol. [3] particle increases a lot after packing.</text:span></text:p>
      <text:p text:style-name="P76"/>
      <text:p text:style-name="P88">82_1: same condition, improved cp_packing strategy.[2] <text:span text:style-name="T70">particle decreases a lot... I think this may be cause by not fixing radial accumulation.</text:span></text:p>
      <text:p text:style-name="P94">Check: set a bantoumo boundary and see how accumulation on the bantoumo acts. The bantoumo is on a certain column#. <text:s/>Or from 64+16*n+1 to 64+16*(n+1) elements, the left side. <text:span text:style-name="T71">Comment out packing condition to do this.</text:span></text:p>
      <text:p text:style-name="P88"/>
      <text:p text:style-name="P95">I just realized that I was not supposed to fix cp in the packin gregion. That will only cause mass loss in that region, because of the disfunction of surface accumulation.</text:p>
      <text:p text:style-name="P95">(But this is nort sufficient to account for the large mass loss and the fact that the packing regin won't grow fast.)</text:p>
      <text:p text:style-name="P95">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2">(need to change var_cal, split_sol, BC)</text:span>.</text:p>
      <text:p text:style-name="P88"><text:soft-page-break/></text:p>
      <text:p text:style-name="P88"/>
      <text:p text:style-name="P88"/>
      <text:p text:style-name="P88"/>
      <text:p text:style-name="P96">From now on: doing the semipermeable case!</text:p>
      <text:p text:style-name="P96"/>
      <text:p text:style-name="P96">Only did BC from the left side. <text:s/>--&gt; in packing, only do from left side too.</text:p>
      <text:p text:style-name="P96">Found a debugging sentence at the end of si_SI. Need to delete when going back to packing project.</text:p>
      <text:p text:style-name="P98">Packing region BC <text:span text:style-name="T73">&amp; splits_sol </text:span>need to add if(s_mode.eq.0).</text:p>
      <text:p text:style-name="P96"/>
      <text:p text:style-name="P97">84: semipermeable project. <text:s/><text:span text:style-name="T74">[1]</text:span></text:p>
      <text:p text:style-name="P88"/>
      <text:p text:style-name="P99">Still need to debug. Not converging. See terminal for jacobian_check results. Errors for all BcwallE. <text:span text:style-name="T74">This came from sideN not assigned. Use sideN=1 is OK.</text:span></text:p>
      <text:p text:style-name="P99"/>
      <text:p text:style-name="P100">Put semipermeable wall before or after free surface particle accumulation seem no difference for secand method, not sure if they are different for results or particle mass.</text:p>
      <text:p text:style-name="P100"/>
      <text:p text:style-name="P100"/>
      <text:p text:style-name="P102">84_1: <text:s/><text:span text:style-name="T76">wall BC with vs(node moving).</text:span> <text:s text:c="2"/>[1 ]</text:p>
      <text:p text:style-name="P103">84_2: wall BC before accumulation BC. <text:span text:style-name="T78">[2]</text:span></text:p>
      <text:p text:style-name="P100"/>
      <text:p text:style-name="P100"/>
      <text:p text:style-name="P100"/>
      <text:p text:style-name="P100"/>
      <text:p text:style-name="P100">85: packing project, see if m2=particle_left+particle_packing is conserved. <text:s text:c="3"/><text:span text:style-name="T77">No.</text:span></text:p>
      <text:p text:style-name="P88"/>
      <text:p text:style-name="P88"/>
      <text:p text:style-name="P88"/>
      <text:p text:style-name="P88"/>
      <text:p text:style-name="P90">83: fix r&amp;z as well, cp_pack=<text:span text:style-name="T68">2</text:span></text:p>
      <text:p text:style-name="P92">dt was too small, came from u&amp;v, because at packing region, flow profile was wrecked.</text:p>
      <text:p text:style-name="P92">How to fix: do not fix r&amp;z, still solve flow as before, but store particle radial mass in the packing region to preserve mass.</text:p>
      <text:p text:style-name="P90"/>
      <text:p text:style-name="P88"/>
      <text:p text:style-name="P88"/>
      <text:p text:style-name="P62"/>
      <text:p text:style-name="P63">In the future, for preciseness, may need to change Rm on the surface to u,v determined instead of J, because if packing happen on the surface, SI need to be added both by packing &amp; accumulation, viz. VI + SIpacking + Siaccum.</text:p>
      <text:p text:style-name="P61"/>
      <text:p text:style-name="P60"/>
      <text:p text:style-name="P60"/>
      <text:p text:style-name="P28"/>
      <text:p text:style-name="P28"/>
      <text:p text:style-name="P33"><text:soft-page-break/>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1-25T19:33:23.995291260</dc:date>
    <dc:creator>Lihui Wang</dc:creator>
    <meta:editing-duration>P32DT17H48M8S</meta:editing-duration>
    <meta:editing-cycles>135</meta:editing-cycles>
    <meta:generator>LibreOffice/4.3.7.2$Linux_X86_64 LibreOffice_project/430$Build-2</meta:generator>
    <meta:document-statistic meta:table-count="0" meta:image-count="0" meta:object-count="0" meta:page-count="11" meta:paragraph-count="216" meta:word-count="3615" meta:character-count="21616" meta:non-whitespace-character-count="18166"/>
  </office:meta>
</office:document-meta>
</file>